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0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5.65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6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46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39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5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57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ce20"/>
        <table:table-column table:style-name="co1" table:default-cell-style-name="ce49"/>
        <table:table-column table:style-name="co1" table:number-columns-repeated="2" table:default-cell-style-name="ce1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26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39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2]=&quot;Simple&quot;;5;IF([.H12]=&quot;Intermedio&quot;;10;IF([.H12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48" table:formula="of:=IF([.H13]=&quot;Simple&quot;;5;IF([.H13]=&quot;Intermedio&quot;;10;IF([.H13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office:annotation draw:style-name="gr1" draw:text-style-name="P2" svg:width="28.99mm" svg:height="9.91mm" svg:x="112.78mm" svg:y="92.06mm" draw:caption-point-x="0mm" draw:caption-point-y="0mm">
              <dc:date>2017-10-03T00:00:00</dc:date>
              <text:p text:style-name="P1"><text:span text:style-name="T1">¿Debería ser COMPLEJO?</text:span></text:p>
            </office:annotation>
            <text:p>CU03: ABM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4]=&quot;Simple&quot;;5;IF([.H14]=&quot;Intermedio&quot;;10;IF([.H14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8: Cerrar sesión</text:p>
          </table:table-cell>
          <table:covered-table-cell table:style-name="ce10"/>
          <table:covered-table-cell table:number-columns-repeated="2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5]=&quot;Simple&quot;;5;IF([.H15]=&quot;Intermedio&quot;;10;IF([.H15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9: ABM Gestores de formularios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6]&gt;0;IF([.$F16]&lt;=3;&quot;Simple&quot;;IF(AND([.$F16]&gt;3;[.$F16]&lt;7);&quot;Intermedio&quot;;IF([.$F16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6]=&quot;Simple&quot;;5;IF([.H16]=&quot;Intermedio&quot;;10;IF([.H16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5"/>
          <table:table-cell table:style-name="ce34" table:formula="of:=IF([.$F17]&gt;0;IF([.$F17]&lt;=3;&quot;Simple&quot;;IF(AND([.$F17]&gt;3;[.$F17]&lt;7);&quot;Intermedio&quot;;IF([.$F17]&gt;=7;&quot;Complejo&quot;;&quot;error&quot;)));&quot;-&quot;)" office:value-type="string" office:string-value="Intermedio" calcext:value-type="string" table:number-columns-spanned="2" table:number-rows-spanned="1">
            <text:p>Intermedio</text:p>
          </table:table-cell>
          <table:covered-table-cell table:style-name="ce5"/>
          <table:table-cell table:style-name="ce48" table:formula="of:=IF([.H17]=&quot;Simple&quot;;5;IF([.H17]=&quot;Intermedio&quot;;10;IF([.H17]=&quot;Complejo&quot;;15;&quot;N/A&quot;)))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4: Iniciar sesión</text:p>
          </table:table-cell>
          <table:covered-table-cell table:style-name="ce10"/>
          <table:covered-table-cell table:number-columns-repeated="2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5"/>
          <table:table-cell table:style-name="ce34" table:formula="of:=IF([.$F18]&gt;0;IF([.$F18]&lt;=3;&quot;Simple&quot;;IF(AND([.$F18]&gt;3;[.$F18]&lt;7);&quot;Intermedio&quot;;IF([.$F18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8]=&quot;Simple&quot;;5;IF([.H18]=&quot;Intermedio&quot;;10;IF([.H18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6">
          <table:table-cell/>
          <table:table-cell office:value-type="string" calcext:value-type="string" table:number-columns-spanned="4" table:number-rows-spanned="1">
            <text:p>CU15: Administrador de contenido de formulario </text:p>
          </table:table-cell>
          <table:covered-table-cell table:style-name="ce10"/>
          <table:covered-table-cell table:number-columns-repeated="2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5"/>
          <table:table-cell table:style-name="ce34" table:formula="of:=IF([.$F19]&gt;0;IF([.$F19]&lt;=3;&quot;Simple&quot;;IF(AND([.$F19]&gt;3;[.$F19]&lt;7);&quot;Intermedio&quot;;IF([.$F19]&gt;=7;&quot;Complejo&quot;;&quot;error&quot;)));&quot;-&quot;)" office:value-type="string" office:string-value="Simple" calcext:value-type="string" table:number-columns-spanned="2" table:number-rows-spanned="1">
            <text:p>Simple</text:p>
          </table:table-cell>
          <table:covered-table-cell table:style-name="ce5"/>
          <table:table-cell table:style-name="ce48" table:formula="of:=IF([.H19]=&quot;Simple&quot;;5;IF([.H19]=&quot;Intermedio&quot;;10;IF([.H19]=&quot;Complejo&quot;;15;&quot;N/A&quot;)))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/>
        </table:table-row>
        <table:table-row table:style-name="ro4">
          <table:table-cell/>
          <table:table-cell table:style-name="ce12" table:number-columns-repeated="6"/>
          <table:table-cell table:style-name="ce26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39" table:formula="of:=SUM([.J12:.J19])" office:value-type="float" office:value="50" calcext:value-type="float" table:number-columns-spanned="2" table:number-rows-spanned="1">
            <text:p>50</text:p>
          </table:table-cell>
          <table:covered-table-cell table:style-name="ce53"/>
          <table:table-cell/>
        </table:table-row>
        <table:table-row table:style-name="ro4">
          <table:table-cell/>
          <table:table-cell table:style-name="ce12" table:number-columns-repeated="6"/>
          <table:table-cell table:style-name="ce26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39" table:formula="of:=SUM([.F9];[.J20])" office:value-type="float" office:value="59" calcext:value-type="float" table:number-columns-spanned="2" table:number-rows-spanned="1">
            <text:p>59</text:p>
          </table:table-cell>
          <table:covered-table-cell table:style-name="ce53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19"/>
          <table:table-cell table:style-name="ce57" office:value-type="string" calcext:value-type="string">
            <text:p>TL</text:p>
          </table:table-cell>
          <table:table-cell table:style-name="ce57" office:value-type="string" calcext:value-type="string">
            <text:p>Peso</text:p>
          </table:table-cell>
          <table:table-cell table:style-name="ce57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19"/>
          <table:table-cell table:style-name="ce58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48" table:formula="of:=PRODUCT([.J24];[.K24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19"/>
          <table:table-cell table:style-name="ce58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48" table:formula="of:=PRODUCT([.J25];[.K25])" office:value-type="float" office:value="8" calcext:value-type="float">
            <text:p>8</text:p>
          </table:table-cell>
        </table:table-row>
        <table:table-row table:style-name="ro7">
          <table:table-cell/>
          <table:table-cell table:style-name="ce13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19"/>
          <table:table-cell table:style-name="ce58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26];[.K26])" office:value-type="float" office:value="4" calcext:value-type="float">
            <text:p>4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19"/>
          <table:table-cell table:style-name="ce58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27];[.K27])" office:value-type="float" office:value="2" calcext:value-type="float">
            <text:p>2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58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28];[.K28])" office:value-type="float" office:value="2" calcext:value-type="float">
            <text:p>2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19"/>
          <table:table-cell table:style-name="ce58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48" table:formula="of:=PRODUCT([.J29];[.K29])" office:value-type="float" office:value="0.5" calcext:value-type="float">
            <text:p>0,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19"/>
          <table:table-cell table:style-name="ce58" office:value-type="float" office:value="5" calcext:value-type="float">
            <text:p>5</text:p>
          </table:table-cell>
          <table:table-cell table:style-name="ce59" office:value-type="float" office:value="0.5" calcext:value-type="float">
            <text:p>0,5</text:p>
          </table:table-cell>
          <table:table-cell table:style-name="ce48" table:formula="of:=PRODUCT([.J30];[.K30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19"/>
          <table:table-cell table:style-name="ce58" office:value-type="float" office:value="3" calcext:value-type="float">
            <text:p>3</text:p>
          </table:table-cell>
          <table:table-cell table:style-name="ce59" office:value-type="float" office:value="2" calcext:value-type="float">
            <text:p>2</text:p>
          </table:table-cell>
          <table:table-cell table:style-name="ce48" table:formula="of:=PRODUCT([.J31];[.K31])" office:value-type="float" office:value="6" calcext:value-type="float">
            <text:p>6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19"/>
          <table:table-cell table:style-name="ce58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32];[.K32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19"/>
          <table:table-cell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33];[.K33])" office:value-type="float" office:value="0" calcext:value-type="float">
            <text:p>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19"/>
          <table:table-cell table:style-name="ce58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34];[.K34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58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35];[.K35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2">tipo</text:span>.</text:p>
          </table:table-cell>
          <table:covered-table-cell table:number-columns-repeated="2"/>
          <table:covered-table-cell table:style-name="ce19"/>
          <table:table-cell table:style-name="ce58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36];[.K36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6" office:value-type="string" calcext:value-type="string" table:number-columns-spanned="2" table:number-rows-spanned="1">
            <text:p>TF</text:p>
          </table:table-cell>
          <table:covered-table-cell/>
          <table:table-cell table:style-name="ce39" table:formula="of:=SUM([.L24:.L36])" office:value-type="float" office:value="36" calcext:value-type="float">
            <text:p>36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6" office:value-type="string" calcext:value-type="string" table:number-columns-spanned="2" table:number-rows-spanned="1">
            <text:p>TCF</text:p>
          </table:table-cell>
          <table:covered-table-cell/>
          <table:table-cell table:style-name="ce39" table:formula="of:=0.6+[.L37]/100" office:value-type="float" office:value="0.96" calcext:value-type="float">
            <text:p>0,96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19"/>
          <table:table-cell table:style-name="ce57" office:value-type="string" calcext:value-type="string">
            <text:p>EL</text:p>
          </table:table-cell>
          <table:table-cell table:style-name="ce57" office:value-type="string" calcext:value-type="string">
            <text:p>Peso</text:p>
          </table:table-cell>
          <table:table-cell table:style-name="ce57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pero nunca se puso en práctica.</text:p>
          </table:table-cell>
          <table:covered-table-cell table:number-columns-repeated="2"/>
          <table:covered-table-cell table:style-name="ce19"/>
          <table:table-cell table:style-name="ce58" office:value-type="float" office:value="3" calcext:value-type="float">
            <text:p>3</text:p>
          </table:table-cell>
          <table:table-cell table:style-name="ce59" office:value-type="float" office:value="1.5" calcext:value-type="float">
            <text:p>1,5</text:p>
          </table:table-cell>
          <table:table-cell table:style-name="ce48" table:formula="of:=PRODUCT([.J41];[.K41])" office:value-type="float" office:value="4.5" calcext:value-type="float">
            <text:p>4,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.</text:p>
          </table:table-cell>
          <table:covered-table-cell table:number-columns-repeated="2"/>
          <table:covered-table-cell table:style-name="ce19"/>
          <table:table-cell table:style-name="ce58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48" table:formula="of:=PRODUCT([.J42];[.K42])" office:value-type="float" office:value="0.5" calcext:value-type="float">
            <text:p>0,5</text:p>
          </table:table-cell>
        </table:table-row>
        <table:table-row table:style-name="ro5">
          <table:table-cell/>
          <table:table-cell table:style-name="ce13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19"/>
          <table:table-cell table:style-name="ce58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43];[.K43])" office:value-type="float" office:value="4" calcext:value-type="float">
            <text:p>4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líderes no tienen experiencia en lo que a este factor respecta, <text:span text:style-name="T2">pero no hay a quién liderar</text:span>.</text:p>
          </table:table-cell>
          <table:covered-table-cell table:number-columns-repeated="2"/>
          <table:covered-table-cell table:style-name="ce19"/>
          <table:table-cell table:style-name="ce58" office:value-type="float" office:value="3" calcext:value-type="float">
            <text:p>3</text:p>
          </table:table-cell>
          <table:table-cell table:style-name="ce59" office:value-type="float" office:value="0.5" calcext:value-type="float">
            <text:p>0,5</text:p>
          </table:table-cell>
          <table:table-cell table:style-name="ce48" table:formula="of:=PRODUCT([.J44];[.K44])" office:value-type="float" office:value="1.5" calcext:value-type="float">
            <text:p>1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19"/>
          <table:table-cell table:style-name="ce58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48" table:formula="of:=PRODUCT([.J45];[.K45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19"/>
          <table:table-cell table:style-name="ce58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48" table:formula="of:=PRODUCT([.J46];[.K46])" office:value-type="float" office:value="8" calcext:value-type="float">
            <text:p>8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Miembros del grupo que trabajan <text:span text:style-name="T2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n <text:span text:style-name="T2">part-time</text:span><text:span text:style-name="T3">.</text:span></text:p>
          </table:table-cell>
          <table:covered-table-cell table:number-columns-repeated="2"/>
          <table:covered-table-cell table:style-name="ce19"/>
          <table:table-cell table:style-name="ce58" office:value-type="float" office:value="5" calcext:value-type="float">
            <text:p>5</text:p>
          </table:table-cell>
          <table:table-cell table:style-name="ce59" office:value-type="float" office:value="-1" calcext:value-type="float">
            <text:p>-1</text:p>
          </table:table-cell>
          <table:table-cell table:style-name="ce48" table:formula="of:=PRODUCT([.J47];[.K47])" office:value-type="float" office:value="-5" calcext:value-type="float">
            <text:p>-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19"/>
          <table:table-cell table:style-name="ce58" office:value-type="float" office:value="3" calcext:value-type="float">
            <text:p>3</text:p>
          </table:table-cell>
          <table:table-cell table:style-name="ce59" office:value-type="float" office:value="-1" calcext:value-type="float">
            <text:p>-1</text:p>
          </table:table-cell>
          <table:table-cell table:style-name="ce48" table:formula="of:=PRODUCT([.J48];[.K48])" office:value-type="float" office:value="-3" calcext:value-type="float">
            <text:p>-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6" office:value-type="string" calcext:value-type="string" table:number-columns-spanned="2" table:number-rows-spanned="1">
            <text:p>EF</text:p>
          </table:table-cell>
          <table:covered-table-cell/>
          <table:table-cell table:style-name="ce39" table:formula="of:=SUM([.L41:.L48])" office:value-type="float" office:value="15.5" calcext:value-type="float">
            <text:p>1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6" office:value-type="string" calcext:value-type="string" table:number-columns-spanned="2" table:number-rows-spanned="1">
            <text:p>ECF</text:p>
          </table:table-cell>
          <table:covered-table-cell/>
          <table:table-cell table:style-name="ce60" table:formula="of:=1.4+(-0.03*[.L49])" office:value-type="float" office:value="0.935" calcext:value-type="float">
            <text:p>0,9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8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24" table:formula="of:=PRODUCT([.J21];[.L38];[.L50])" office:value-type="float" office:value="52.9584" calcext:value-type="float" table:number-columns-spanned="11" table:number-rows-spanned="1">
            <text:p>52,96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8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28" table:formula="of:=[.B53]*20" office:value-type="float" office:value="1059.168" calcext:value-type="float" table:number-columns-spanned="11" table:number-rows-spanned="1">
            <text:p>1059,2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45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51" table:formula="of:=([.G61]/0.4)*0.1" office:value-type="float" office:value="264.792" calcext:value-type="float" table:number-columns-spanned="2" table:number-rows-spanned="1">
            <text:p>264,79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45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52" table:formula="of:=([.G61]/0.4)*0.2" office:value-type="float" office:value="529.584" calcext:value-type="float" table:number-columns-spanned="2" table:number-rows-spanned="1">
            <text:p>529,58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45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51" table:formula="of:=[.B56]" office:value-type="float" office:value="1059.168" calcext:value-type="float" table:number-columns-spanned="2" table:number-rows-spanned="1">
            <text:p>1.059,17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45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52" table:formula="of:=([.G61]/0.4)*0.15" office:value-type="float" office:value="397.188" calcext:value-type="float" table:number-columns-spanned="2" table:number-rows-spanned="1">
            <text:p>397,19</text:p>
          </table:table-cell>
          <table:covered-table-cell table:style-name="Default"/>
          <table:table-cell table:number-columns-repeated="4"/>
        </table:table-row>
        <table:table-row table:style-name="ro12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45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52" table:formula="of:=([.G61]/0.4)*0.15" office:value-type="float" office:value="397.188" calcext:value-type="float" table:number-columns-spanned="2" table:number-rows-spanned="1">
            <text:p>397,19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26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46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51" table:formula="of:=SUM([.G59:.G63])" office:value-type="float" office:value="2647.92" calcext:value-type="float" table:number-columns-spanned="2" table:number-rows-spanned="1">
            <text:p>2.647,92</text:p>
          </table:table-cell>
          <table:covered-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7">00/00/0000</text:date>, <text:time style:data-style-name="N2" text:time-value="14:27:38.296552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17-11-07T14:42:43.341392713</dc:date>
    <meta:editing-duration>PT2H3M39S</meta:editing-duration>
    <meta:editing-cycles>19</meta:editing-cycles>
    <meta:generator>LibreOffice/5.4.1.2$Linux_X86_64 LibreOffice_project/ea7cb86e6eeb2bf3a5af73a8f7777ac570321527</meta:generator>
    <meta:document-statistic meta:table-count="1" meta:cell-count="204" meta:object-count="0"/>
  </office:meta>
</office:document-meta>
</file>